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5/10/2021</text:span></text:p>
      <text:p text:style-name="P9"/>
      <text:p text:style-name="P10">RECIBI CONFORME</text:p>
      <text:p text:style-name="P9"/>
      <text:p text:style-name="P11">CLIENTE: LINARES MOTTA EVER</text:p>
      <text:p text:style-name="P12">CANT. TOTAL DE CAJAS: 5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5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UBEN CORA</text:span></text:p>
      <text:p text:style-name="P5"><text:span text:style-name="T1">Destino: </text:span><text:span text:style-name="T3">AYP</text:span></text:p>
      <text:p text:style-name="P5"/>
      <text:p text:style-name="P5">Recojo: <text:span text:style-name="T3">LINARES MOTTA EVER</text:span></text:p>
      <text:p text:style-name="P5">Recojo: <text:span text:style-name="T3">ENRIQUEZ RAMOS JUAN CARLOS</text:span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4T22:20:5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